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autami" svg:font-family="Gautam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utami1" svg:font-family="Gautami"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paragraph-properties fo:line-height="100%"/>
      <style:text-properties fo:color="#222222" fo:background-color="#ffffff"/>
    </style:style>
    <style:style style:name="P3" style:family="paragraph" style:parent-style-name="Standard">
      <style:text-properties fo:background-color="#ffffff"/>
    </style:style>
    <style:style style:name="P4" style:family="paragraph" style:parent-style-name="Standard">
      <style:paragraph-properties fo:line-height="8%"/>
      <style:text-properties fo:background-color="#ffffff"/>
    </style:style>
    <style:style style:name="P5" style:family="paragraph" style:parent-style-name="Standard">
      <style:paragraph-properties fo:line-height="5%"/>
      <style:text-properties fo:background-color="#ffffff"/>
    </style:style>
    <style:style style:name="P6" style:family="paragraph" style:parent-style-name="Standard">
      <style:paragraph-properties fo:line-height="100%">
        <style:tab-stops>
          <style:tab-stop style:position="0.5in"/>
        </style:tab-stops>
      </style:paragraph-properties>
      <style:text-properties fo:background-color="#ffffff"/>
    </style:style>
    <style:style style:name="P7" style:family="paragraph" style:parent-style-name="Standard">
      <style:paragraph-properties>
        <style:tab-stops>
          <style:tab-stop style:position="0.5in"/>
        </style:tab-stops>
      </style:paragraph-properties>
      <style:text-properties fo:background-color="#ffffff"/>
    </style:style>
    <style:style style:name="P8" style:family="paragraph" style:parent-style-name="Standard">
      <style:paragraph-properties fo:line-height="100%"/>
    </style:style>
    <style:style style:name="P9" style:family="paragraph" style:parent-style-name="Standard">
      <style:paragraph-properties fo:line-height="100%">
        <style:tab-stops>
          <style:tab-stop style:position="0.5in"/>
        </style:tab-stops>
      </style:paragraph-properties>
    </style:style>
    <style:style style:name="P10" style:family="paragraph" style:parent-style-name="Standard">
      <style:paragraph-properties fo:line-height="5%"/>
      <style:text-properties fo:font-size="10.5pt" style:font-size-asian="10.5pt" style:font-size-complex="10.5pt" fo:background-color="#ffffff"/>
    </style:style>
    <style:style style:name="P11" style:family="paragraph" style:parent-style-name="Standard">
      <style:paragraph-properties fo:line-height="5%"/>
      <style:text-properties style:font-name="Times New Roman" fo:font-size="10pt" style:font-name-asian="Times New Roman1" style:font-size-asian="10pt" style:font-name-complex="Times New Roman1" style:font-size-complex="10pt" fo:background-color="#ffffff"/>
    </style:style>
    <style:style style:name="P12" style:family="paragraph" style:parent-style-name="Standard">
      <style:paragraph-properties fo:line-height="153%"/>
      <style:text-properties style:font-name="Times New Roman" fo:font-size="10pt" style:font-name-asian="Times New Roman1" style:font-size-asian="10pt" style:font-name-complex="Times New Roman1" style:font-size-complex="10pt" fo:background-color="#ffffff"/>
    </style:style>
    <style:style style:name="P13" style:family="paragraph" style:parent-style-name="Standard">
      <style:paragraph-properties fo:line-height="83%"/>
      <style:text-properties style:font-name="Times New Roman" fo:font-size="10pt" style:font-name-asian="Times New Roman1" style:font-size-asian="10pt" style:font-name-complex="Times New Roman1" style:font-size-complex="10pt" fo:background-color="#ffffff"/>
    </style:style>
    <style:style style:name="P14" style:family="paragraph" style:parent-style-name="Standard">
      <style:paragraph-properties fo:line-height="103%"/>
      <style:text-properties style:font-name="Times New Roman" fo:font-size="10pt" style:font-name-asian="Times New Roman1" style:font-size-asian="10pt" style:font-name-complex="Times New Roman1" style:font-size-complex="10pt" fo:background-color="#ffffff"/>
    </style:style>
    <style:style style:name="P15" style:family="paragraph" style:parent-style-name="Standard">
      <style:paragraph-properties fo:line-height="14%"/>
      <style:text-properties style:font-name="Times New Roman" fo:font-size="10pt" style:font-name-asian="Times New Roman1" style:font-size-asian="10pt" style:font-name-complex="Times New Roman1" style:font-size-complex="10pt" fo:background-color="#ffffff"/>
    </style:style>
    <style:style style:name="P16" style:family="paragraph" style:parent-style-name="Standard">
      <style:paragraph-properties fo:line-height="145%"/>
      <style:text-properties style:font-name="Times New Roman" fo:font-size="10pt" style:font-name-asian="Times New Roman1" style:font-size-asian="10pt" style:font-name-complex="Times New Roman1" style:font-size-complex="10pt" fo:background-color="#ffffff"/>
    </style:style>
    <style:style style:name="P17" style:family="paragraph" style:parent-style-name="Standard">
      <style:paragraph-properties fo:line-height="34%"/>
      <style:text-properties style:font-name="Times New Roman" fo:font-size="10pt" style:font-name-asian="Times New Roman1" style:font-size-asian="10pt" style:font-name-complex="Times New Roman1" style:font-size-complex="10pt" fo:background-color="#ffffff"/>
    </style:style>
    <style:style style:name="P18" style:family="paragraph" style:parent-style-name="Standard">
      <style:paragraph-properties fo:line-height="108%"/>
      <style:text-properties style:font-name="Times New Roman" fo:font-size="10pt" style:font-name-asian="Times New Roman1" style:font-size-asian="10pt" style:font-name-complex="Times New Roman1" style:font-size-complex="10pt" fo:background-color="#ffffff"/>
    </style:style>
    <style:style style:name="P19" style:family="paragraph" style:parent-style-name="Standard">
      <style:paragraph-properties fo:line-height="151%"/>
      <style:text-properties style:font-name="Times New Roman" fo:font-size="10pt" style:font-name-asian="Times New Roman1" style:font-size-asian="10pt" style:font-name-complex="Times New Roman1" style:font-size-complex="10pt" fo:background-color="#ffffff"/>
    </style:style>
    <style:style style:name="P20" style:family="paragraph" style:parent-style-name="Standard">
      <style:paragraph-properties fo:line-height="100%"/>
      <style:text-properties style:font-name="Times New Roman" style:font-name-asian="Times New Roman1" style:font-name-complex="Times New Roman1" fo:background-color="#ffffff"/>
    </style:style>
    <style:style style:name="P21" style:family="paragraph" style:parent-style-name="Standard">
      <style:paragraph-properties fo:line-height="100%"/>
      <style:text-properties fo:color="#353744" fo:font-size="12pt" fo:font-weight="bold" style:font-size-asian="12pt" style:font-weight-asian="bold" style:font-size-complex="12pt" fo:background-color="#ffffff"/>
    </style:style>
    <style:style style:name="P22" style:family="paragraph" style:parent-style-name="Standard">
      <style:paragraph-properties fo:line-height="100%">
        <style:tab-stops>
          <style:tab-stop style:position="0.5in"/>
        </style:tab-stops>
      </style:paragraph-properties>
      <style:text-properties fo:font-weight="bold" style:font-weight-asian="bold" fo:background-color="#ffffff"/>
    </style:style>
    <style:style style:name="P23" style:family="paragraph" style:parent-style-name="Standard">
      <style:paragraph-properties fo:margin-top="0in" fo:margin-bottom="0in" loext:contextual-spacing="false" fo:line-height="128%"/>
    </style:style>
    <style:style style:name="P24" style:family="paragraph" style:parent-style-name="Standard">
      <style:paragraph-properties fo:margin-top="0in" fo:margin-bottom="0in" loext:contextual-spacing="false" fo:line-height="128%">
        <style:tab-stops>
          <style:tab-stop style:position="0.5in"/>
        </style:tab-stops>
      </style:paragraph-properties>
    </style:style>
    <style:style style:name="P25" style:family="paragraph" style:parent-style-name="Standard">
      <style:paragraph-properties fo:margin-top="0in" fo:margin-bottom="0in" loext:contextual-spacing="false" fo:line-height="128%"/>
      <style:text-properties fo:color="#222222" fo:background-color="#ffffff"/>
    </style:style>
    <style:style style:name="P26" style:family="paragraph" style:parent-style-name="Standard">
      <style:paragraph-properties fo:margin-top="0in" fo:margin-bottom="0in" loext:contextual-spacing="false" fo:line-height="128%">
        <style:tab-stops>
          <style:tab-stop style:position="0.5in"/>
        </style:tab-stops>
      </style:paragraph-properties>
      <style:text-properties fo:color="#222222" fo:background-color="#ffffff"/>
    </style:style>
    <style:style style:name="P27" style:family="paragraph" style:parent-style-name="Standard" style:list-style-name="WWNum10">
      <style:paragraph-properties fo:margin-left="0.5in" fo:margin-right="0in" fo:margin-top="0in" fo:margin-bottom="0in" loext:contextual-spacing="false" fo:line-height="115%" fo:text-indent="-0.25in" style:auto-text-indent="false"/>
    </style:style>
    <style:style style:name="P28" style:family="paragraph" style:parent-style-name="Standard" style:list-style-name="WWNum10">
      <style:paragraph-properties fo:margin-left="0.5in" fo:margin-right="0in" fo:line-height="100%" fo:text-indent="-0.25in" style:auto-text-indent="false"/>
    </style:style>
    <style:style style:name="P29" style:family="paragraph" style:parent-style-name="Standard" style:list-style-name="WWNum5">
      <style:paragraph-properties fo:margin-left="0.5in" fo:margin-right="0in" fo:line-height="100%" fo:text-indent="-0.25in" style:auto-text-indent="false">
        <style:tab-stops>
          <style:tab-stop style:position="0.5in"/>
        </style:tab-stops>
      </style:paragraph-properties>
    </style:style>
    <style:style style:name="P30" style:family="paragraph" style:parent-style-name="Standard" style:list-style-name="WWNum14">
      <style:paragraph-properties fo:margin-left="0.5in" fo:margin-right="0in" fo:line-height="100%" fo:text-indent="-0.25in" style:auto-text-indent="false">
        <style:tab-stops>
          <style:tab-stop style:position="0.5in"/>
        </style:tab-stops>
      </style:paragraph-properties>
    </style:style>
    <style:style style:name="P31" style:family="paragraph" style:parent-style-name="Standard" style:list-style-name="WWNum7">
      <style:paragraph-properties fo:margin-left="0.5in" fo:margin-right="0in" fo:line-height="100%" fo:text-indent="-0.25in" style:auto-text-indent="false">
        <style:tab-stops>
          <style:tab-stop style:position="0.5in"/>
        </style:tab-stops>
      </style:paragraph-properties>
    </style:style>
    <style:style style:name="P32" style:family="paragraph" style:parent-style-name="Standard" style:list-style-name="WWNum12">
      <style:paragraph-properties fo:margin-left="0.5in" fo:margin-right="0in" fo:line-height="100%" fo:text-indent="-0.25in" style:auto-text-indent="false"/>
    </style:style>
    <style:style style:name="P33" style:family="paragraph" style:parent-style-name="Standard">
      <style:paragraph-properties fo:margin-left="0.5in" fo:margin-right="0in" fo:line-height="100%" fo:text-indent="0in" style:auto-text-indent="false"/>
      <style:text-properties fo:font-size="10.5pt" style:font-size-asian="10.5pt" style:font-size-complex="10.5pt" fo:background-color="#ffffff"/>
    </style:style>
    <style:style style:name="P34" style:family="paragraph" style:parent-style-name="Standard">
      <style:paragraph-properties fo:margin-left="0.5in" fo:margin-right="0in" fo:line-height="100%" fo:text-indent="0in" style:auto-text-indent="false">
        <style:tab-stops>
          <style:tab-stop style:position="0.5in"/>
        </style:tab-stops>
      </style:paragraph-properties>
      <style:text-properties fo:background-color="#ffffff"/>
    </style:style>
    <style:style style:name="P35" style:family="paragraph" style:parent-style-name="Standard">
      <style:paragraph-properties fo:margin-left="0in" fo:margin-right="0in" fo:line-height="100%" fo:text-indent="0in" style:auto-text-indent="false"/>
      <style:text-properties fo:font-size="10.5pt" style:font-size-asian="10.5pt" style:font-size-complex="10.5pt" fo:background-color="#ffffff"/>
    </style:style>
    <style:style style:name="P36" style:family="paragraph" style:parent-style-name="Standard">
      <style:paragraph-properties fo:margin-left="0in" fo:margin-right="0in" fo:line-height="100%" fo:text-indent="0in" style:auto-text-indent="false"/>
    </style:style>
    <style:style style:name="P37" style:family="paragraph" style:parent-style-name="Standard" style:list-style-name="WWNum13">
      <style:paragraph-properties fo:margin-left="0.5in" fo:margin-right="0.4866in" fo:line-height="115%" fo:text-indent="-0.2535in" style:auto-text-indent="false">
        <style:tab-stops>
          <style:tab-stop style:position="0.5in"/>
        </style:tab-stops>
      </style:paragraph-properties>
    </style:style>
    <style:style style:name="P38" style:family="paragraph" style:parent-style-name="Standard" style:list-style-name="WWNum13">
      <style:paragraph-properties fo:margin-left="0.5in" fo:margin-right="0.4866in" fo:line-height="114%" fo:text-indent="-0.2535in" style:auto-text-indent="false">
        <style:tab-stops>
          <style:tab-stop style:position="0.5in"/>
        </style:tab-stops>
      </style:paragraph-properties>
    </style:style>
    <style:style style:name="P39" style:family="paragraph" style:parent-style-name="Standard" style:list-style-name="WWNum8">
      <style:paragraph-properties fo:margin-left="0.5in" fo:margin-right="0.0929in" fo:margin-top="0in" fo:margin-bottom="0in" loext:contextual-spacing="false" fo:line-height="128%" fo:text-indent="-0.25in" style:auto-text-indent="false">
        <style:tab-stops>
          <style:tab-stop style:position="0.5in"/>
        </style:tab-stops>
      </style:paragraph-properties>
    </style:style>
    <style:style style:name="P40" style:family="paragraph" style:parent-style-name="Standard" style:list-style-name="WWNum11">
      <style:paragraph-properties fo:margin-left="0.5in" fo:margin-right="0.0929in" fo:line-height="97%" fo:text-indent="-0.25in" style:auto-text-indent="false">
        <style:tab-stops>
          <style:tab-stop style:position="0.5in"/>
        </style:tab-stops>
      </style:paragraph-properties>
    </style:style>
    <style:style style:name="P41" style:family="paragraph" style:parent-style-name="Standard" style:list-style-name="WWNum2">
      <style:paragraph-properties fo:margin-left="0.5in" fo:margin-right="0.5854in" fo:line-height="118%" fo:text-indent="-0.2535in" style:auto-text-indent="false">
        <style:tab-stops>
          <style:tab-stop style:position="0.5in"/>
        </style:tab-stops>
      </style:paragraph-properties>
    </style:style>
    <style:style style:name="P42" style:family="paragraph" style:parent-style-name="Standard" style:list-style-name="WWNum2">
      <style:paragraph-properties fo:margin-left="0.5in" fo:margin-right="0in" fo:line-height="100%" fo:text-indent="-0.2535in" style:auto-text-indent="false">
        <style:tab-stops>
          <style:tab-stop style:position="0.5in"/>
        </style:tab-stops>
      </style:paragraph-properties>
    </style:style>
    <style:style style:name="P43" style:family="paragraph" style:parent-style-name="Standard" style:list-style-name="WWNum3">
      <style:paragraph-properties fo:margin-left="0.5in" fo:margin-right="0in" fo:line-height="100%" fo:text-indent="-0.2535in" style:auto-text-indent="false">
        <style:tab-stops>
          <style:tab-stop style:position="0.5in"/>
        </style:tab-stops>
      </style:paragraph-properties>
    </style:style>
    <style:style style:name="P44" style:family="paragraph" style:parent-style-name="Standard" style:list-style-name="WWNum9">
      <style:paragraph-properties fo:margin-left="0.5in" fo:margin-right="0in" fo:line-height="100%" fo:text-indent="-0.2535in" style:auto-text-indent="false">
        <style:tab-stops>
          <style:tab-stop style:position="0.5in"/>
        </style:tab-stops>
      </style:paragraph-properties>
    </style:style>
    <style:style style:name="P45" style:family="paragraph" style:parent-style-name="Standard" style:list-style-name="WWNum4">
      <style:paragraph-properties fo:margin-left="0.5in" fo:margin-right="0in" fo:line-height="115%" fo:text-indent="-0.2535in" style:auto-text-indent="false">
        <style:tab-stops>
          <style:tab-stop style:position="0.5in"/>
        </style:tab-stops>
      </style:paragraph-properties>
    </style:style>
    <style:style style:name="P46" style:family="paragraph" style:parent-style-name="Standard" style:list-style-name="WWNum4">
      <style:paragraph-properties fo:margin-left="0.5in" fo:margin-right="-0.0047in" fo:line-height="115%" fo:text-indent="-0.2535in" style:auto-text-indent="false">
        <style:tab-stops>
          <style:tab-stop style:position="0.5in"/>
        </style:tab-stops>
      </style:paragraph-properties>
    </style:style>
    <style:style style:name="P47" style:family="paragraph" style:parent-style-name="Standard" style:list-style-name="WWNum4">
      <style:paragraph-properties fo:margin-left="0.5in" fo:margin-right="-0.0047in" fo:line-height="100%" fo:text-indent="-0.2535in" style:auto-text-indent="false">
        <style:tab-stops>
          <style:tab-stop style:position="0.5in"/>
        </style:tab-stops>
      </style:paragraph-properties>
    </style:style>
    <style:style style:name="P48" style:family="paragraph" style:parent-style-name="Standard" style:list-style-name="WWNum1">
      <style:paragraph-properties fo:margin-left="0.5in" fo:margin-right="-0.0047in" fo:line-height="100%" fo:text-indent="-0.2535in" style:auto-text-indent="false">
        <style:tab-stops>
          <style:tab-stop style:position="0.5in"/>
        </style:tab-stops>
      </style:paragraph-properties>
    </style:style>
    <style:style style:name="P49" style:family="paragraph" style:parent-style-name="Standard" style:list-style-name="WWNum15">
      <style:paragraph-properties fo:margin-left="0.5in" fo:margin-right="-0.0047in" fo:line-height="123%" fo:text-indent="-0.2535in" style:auto-text-indent="false">
        <style:tab-stops>
          <style:tab-stop style:position="0.5in"/>
        </style:tab-stops>
      </style:paragraph-properties>
    </style:style>
    <style:style style:name="P50" style:family="paragraph" style:parent-style-name="Standard" style:list-style-name="WWNum15">
      <style:paragraph-properties fo:margin-left="0.5in" fo:margin-right="-0.0047in" fo:line-height="93%" fo:text-indent="-0.2535in" style:auto-text-indent="false">
        <style:tab-stops>
          <style:tab-stop style:position="0.5in"/>
        </style:tab-stops>
      </style:paragraph-properties>
    </style:style>
    <style:style style:name="P51" style:family="paragraph" style:parent-style-name="Standard" style:list-style-name="WWNum1">
      <style:paragraph-properties fo:margin-left="0.5in" fo:margin-right="-0.0047in" fo:line-height="118%" fo:text-indent="-0.2535in" style:auto-text-indent="false">
        <style:tab-stops>
          <style:tab-stop style:position="0.5in"/>
        </style:tab-stops>
      </style:paragraph-properties>
    </style:style>
    <style:style style:name="P52" style:family="paragraph" style:parent-style-name="Standard" style:list-style-name="WWNum9">
      <style:paragraph-properties fo:margin-left="0.5in" fo:margin-right="-0.0047in" fo:line-height="119%" fo:text-indent="-0.2535in" style:auto-text-indent="false">
        <style:tab-stops>
          <style:tab-stop style:position="0.5in"/>
        </style:tab-stops>
      </style:paragraph-properties>
    </style:style>
    <style:style style:name="P53" style:family="paragraph" style:parent-style-name="Standard" style:list-style-name="WWNum9">
      <style:paragraph-properties fo:margin-left="0.5in" fo:margin-right="-0.0047in" fo:line-height="120%" fo:text-indent="-0.2535in" style:auto-text-indent="false">
        <style:tab-stops>
          <style:tab-stop style:position="0.5in"/>
        </style:tab-stops>
      </style:paragraph-properties>
    </style:style>
    <style:style style:name="P54" style:family="paragraph" style:parent-style-name="Standard" style:list-style-name="WWNum3">
      <style:paragraph-properties fo:margin-left="0.5in" fo:margin-right="1.9307in" fo:line-height="93%" fo:text-indent="-0.2535in" style:auto-text-indent="false">
        <style:tab-stops>
          <style:tab-stop style:position="0.5in"/>
        </style:tab-stops>
      </style:paragraph-properties>
    </style:style>
    <style:style style:name="P55" style:family="paragraph" style:parent-style-name="Standard" style:list-style-name="WWNum6">
      <style:paragraph-properties fo:margin-left="0.5in" fo:margin-right="-0.0047in" fo:margin-top="0in" fo:margin-bottom="0in" loext:contextual-spacing="false" fo:line-height="128%" fo:text-indent="-0.25in" style:auto-text-indent="false">
        <style:tab-stops>
          <style:tab-stop style:position="0.5in"/>
        </style:tab-stops>
      </style:paragraph-properties>
    </style:style>
    <style:style style:name="P56" style:family="paragraph" style:parent-style-name="Standard" style:list-style-name="WWNum14">
      <style:paragraph-properties fo:margin-left="0.5in" fo:margin-right="-0.0047in" fo:line-height="119%" fo:text-indent="-0.25in" style:auto-text-indent="false">
        <style:tab-stops>
          <style:tab-stop style:position="0.5in"/>
        </style:tab-stops>
      </style:paragraph-properties>
    </style:style>
    <style:style style:name="P57" style:family="paragraph" style:parent-style-name="Standard" style:list-style-name="WWNum14">
      <style:paragraph-properties fo:margin-left="0.5in" fo:margin-right="-0.0047in" fo:line-height="118%" fo:text-indent="-0.25in" style:auto-text-indent="false">
        <style:tab-stops>
          <style:tab-stop style:position="0.5in"/>
        </style:tab-stops>
      </style:paragraph-properties>
    </style:style>
    <style:style style:name="P58" style:family="paragraph" style:parent-style-name="Standard" style:list-style-name="WWNum12">
      <style:paragraph-properties fo:margin-left="0.5in" fo:margin-right="-0.0047in" fo:line-height="115%" fo:text-indent="-0.25in" style:auto-text-indent="false">
        <style:tab-stops>
          <style:tab-stop style:position="0.5in"/>
        </style:tab-stops>
      </style:paragraph-properties>
    </style:style>
    <style:style style:name="P59" style:family="paragraph" style:parent-style-name="Standard" style:list-style-name="WWNum1">
      <style:paragraph-properties fo:margin-left="0.5in" fo:margin-right="-0.1028in" fo:line-height="93%" fo:text-indent="-0.2535in" style:auto-text-indent="false">
        <style:tab-stops>
          <style:tab-stop style:position="0.5in"/>
        </style:tab-stops>
      </style:paragraph-properties>
    </style:style>
    <style:style style:name="P60" style:family="paragraph" style:parent-style-name="Heading_20_1">
      <style:paragraph-properties>
        <style:tab-stops>
          <style:tab-stop style:position="0.5in"/>
        </style:tab-stops>
      </style:paragraph-properties>
    </style:style>
    <style:style style:name="P61" style:family="paragraph" style:parent-style-name="Heading_20_1">
      <style:paragraph-properties fo:margin-top="0in" fo:margin-bottom="0in" loext:contextual-spacing="false" fo:line-height="128%"/>
    </style:style>
    <style:style style:name="P62" style:family="paragraph" style:parent-style-name="Heading_20_1" style:master-page-name="Standard">
      <style:paragraph-properties style:page-number="1"/>
    </style:style>
    <style:style style:name="T1" style:family="text">
      <style:text-properties fo:background-color="#ffffff"/>
    </style:style>
    <style:style style:name="T2" style:family="text">
      <style:text-properties fo:color="#307530" style:text-position="super 58%" fo:font-size="17pt" style:font-size-asian="17pt" style:font-size-complex="17pt" fo:background-color="#ffffff"/>
    </style:style>
    <style:style style:name="T3" style:family="text">
      <style:text-properties fo:color="#222222" fo:background-color="#ffffff"/>
    </style:style>
    <style:style style:name="T4" style:family="text">
      <style:text-properties fo:color="#222222" fo:font-size="10.5pt" style:font-size-asian="10.5pt" style:font-size-complex="10.5pt" fo:background-color="#ffffff"/>
    </style:style>
    <style:style style:name="T5" style:family="text">
      <style:text-properties fo:color="#222222" fo:font-weight="bold" style:font-weight-asian="bold" fo:background-color="#ffffff"/>
    </style:style>
    <style:style style:name="T6" style:family="text">
      <style:text-properties fo:color="#222222" fo:font-size="12pt" fo:font-weight="bold" style:font-size-asian="12pt" style:font-weight-asian="bold" style:font-size-complex="12pt" fo:background-color="#ffffff"/>
    </style:style>
    <style:style style:name="T7" style:family="text">
      <style:text-properties fo:color="#3c3c3c" fo:background-color="#ffffff"/>
    </style:style>
    <style:style style:name="T8" style:family="text">
      <style:text-properties fo:color="#3c3c3c" fo:font-size="9pt" style:font-size-asian="9pt" style:font-size-complex="9pt" fo:background-color="#ffffff"/>
    </style:style>
    <style:style style:name="T9" style:family="text">
      <style:text-properties fo:color="#303030" fo:background-color="#fffeef" loext:char-shading-value="0"/>
    </style:style>
    <style:style style:name="T10" style:family="text">
      <style:text-properties fo:color="#242424" fo:background-color="#fffeef" loext:char-shading-value="0"/>
    </style:style>
    <style:style style:name="T11" style:family="text">
      <style:text-properties fo:color="#181818" fo:background-color="#fffccf" loext:char-shading-value="0"/>
    </style:style>
    <style:style style:name="T12" style:family="text">
      <style:text-properties fo:font-size="12pt" fo:font-weight="bold" style:font-size-asian="12pt" style:font-weight-asian="bold" style:font-size-complex="12pt" fo:background-color="#ffffff"/>
    </style:style>
    <style:style style:name="T13" style:family="text">
      <style:text-properties fo:font-size="2pt" fo:font-weight="bold" style:font-size-asian="2pt" style:font-weight-asian="bold" style:font-size-complex="2pt" fo:background-color="#ffffff"/>
    </style:style>
    <style:style style:name="T14" style:family="text">
      <style:text-properties fo:color="#434343" fo:font-weight="bold" style:font-weight-asian="bold" fo:background-color="#ffffff"/>
    </style:style>
    <style:style style:name="T15" style:family="text">
      <style:text-properties fo:color="#666666" fo:font-size="12pt" fo:font-style="italic" fo:font-weight="bold" style:font-size-asian="12pt" style:font-style-asian="italic" style:font-weight-asian="bold" style:font-size-complex="12pt" fo:background-color="#ffffff"/>
    </style:style>
    <style:style style:name="T16" style:family="text">
      <style:text-properties fo:color="#666666" fo:font-size="10pt" style:font-size-asian="10pt" style:font-size-complex="10pt" fo:background-color="#ffffff"/>
    </style:style>
    <style:style style:name="T17" style:family="text">
      <style:text-properties fo:font-size="10.5pt" style:font-size-asian="10.5pt" style:font-size-complex="10.5pt" fo:background-color="#ffffff"/>
    </style:style>
    <style:style style:name="T18" style:family="text">
      <style:text-properties fo:font-size="10.5pt" fo:font-weight="bold" style:font-size-asian="10.5pt" style:font-weight-asian="bold" style:font-size-complex="10.5pt" fo:background-color="#ffffff"/>
    </style:style>
    <style:style style:name="T19" style:family="text">
      <style:text-properties style:font-name="Gautami" fo:font-size="12pt" style:font-name-asian="Gautami1" style:font-size-asian="12pt" style:font-name-complex="Gautami1" style:font-size-complex="12pt" fo:background-color="#ffffff"/>
    </style:style>
    <style:style style:name="T20" style:family="text">
      <style:text-properties style:font-name="Gautami" style:font-name-asian="Gautami1" style:font-name-complex="Gautami1" fo:background-color="#ffffff"/>
    </style:style>
    <style:style style:name="T21" style:family="text">
      <style:text-properties style:font-name="Gautami" fo:font-size="10.5pt" style:font-name-asian="Gautami1" style:font-size-asian="10.5pt" style:font-name-complex="Gautami1" style:font-size-complex="10.5pt" fo:background-color="#ffffff"/>
    </style:style>
    <style:style style:name="T22" style:family="text">
      <style:text-properties fo:color="#353744" fo:font-size="12pt" fo:font-weight="bold" style:font-size-asian="12pt" style:font-weight-asian="bold" style:font-size-complex="12pt" fo:background-color="#ffffff"/>
    </style:style>
    <style:style style:name="T23" style:family="text">
      <style:text-properties style:font-name="Times New Roman" fo:font-size="10pt" style:font-name-asian="Times New Roman1" style:font-size-asian="10pt" style:font-name-complex="Times New Roman1" style:font-size-complex="10pt" fo:background-color="#ffffff"/>
    </style:style>
    <style:style style:name="T24" style:family="text">
      <style:text-properties style:font-name="Times New Roman" fo:font-size="12pt" style:font-name-asian="Times New Roman1" style:font-size-asian="12pt" style:font-name-complex="Times New Roman1" style:font-size-complex="12pt" fo:background-color="#ffffff"/>
    </style:style>
    <style:style style:name="T25" style:family="text">
      <style:text-properties style:font-name="Times New Roman" style:font-name-asian="Times New Roman1" style:font-name-complex="Times New Roman1" fo:background-color="#ffffff"/>
    </style:style>
    <style:style style:name="T26" style:family="text">
      <style:text-properties fo:font-weight="bold" style:font-weight-asian="bold"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bookmark text:name="_yg1ybtphuogc"/><text:span text:style-name="T1">Who am i ?</text:span></text:p>
      <text:p text:style-name="P23"><text:span text:style-name="T3">My name is Ossan KASSEGNE, i am currently a student in Computer Science specialized in <text:s/>the data science field. Beside that i am also doing an internship in the company LDC where i currently hold the position of project manager in charge of sales and forecasting. But long before I got there, I started my school education in Togo (In west Africa) <text:s/>where I am from. After my high school graduation, i moved to France to continue my education. At first, inspired by my family which comes from a long line of </text:span><text:span text:style-name="T4">physicians</text:span><text:span text:style-name="T3">, I enrolled in the medical school. I quickly discovered that my interest for this science was really low, but what I liked the most about the medical field was its limitless capabilities and precision. It seemed clear to me that the path I had to take was that of robotics and automation. After 4 years of studies at <text:s/>Angers engineering school, I obtained my engineering degree in industrial automation. During this long period, I had the opportunity to train with several tools and languages ​​dedicated to robotics such as </text:span><text:span text:style-name="T5">Ladder, Gracet, MATHLAB</text:span><text:span text:style-name="T3">. I have also studied other computer science languages ​​such as </text:span><text:span text:style-name="T5">C, C # and Php.</text:span><text:span text:style-name="T3"> This first brief experience of those languages ​​made me want to study the major paradigms of computer science and to master all the possibilities of this field. It is for this reason that I decided to enroll in computer studies to merge my skills as an automation engineer with a solid base of computer knowledge.</text:span></text:p>
      <text:p text:style-name="P23"><text:span text:style-name="T3">Apart from computers and robotics, I am also passionate about photography, especially photography of objects related to African culture, i also enjoy <text:s/>cinema and video games. As far as cinema and video games are concerned, I appreciate the entertainment and <text:s/>the moments of escape they bring. I also like to look into the technologies that contribute to their creation, I can give the <text:s/>example of the movement <text:s/>of NPC or even crowd control in movies like The L</text:span><text:span text:style-name="T5">ion King. (wildebeest movements).</text:span></text:p>
      <text:p text:style-name="P23"><text:span text:style-name="T3">To stay up to date with the discoveries and new developments in the world of artificial intelligence, I regularly follow the youtube channel </text:span><text:span text:style-name="T5">Two Minute Papers</text:span><text:span text:style-name="T3"> which recapitulates scientific articles covering AI and neural networks in a fun way and iunder 5 min.</text:span></text:p>
      <text:p text:style-name="P23"><text:span text:style-name="T3">When it comes to photography, i believe that a photo can be interpreted in different ways. It could depend on the environment in which it was taken or the observer, it is this subjective aspect that fascinates me. </text:span></text:p>
      <text:p text:style-name="P23"><text:span text:style-name="T3">Having lived in Africa and Europe, I am fluent French, English, Spanish, Ewe and Ifê. During my travels, I was confronted with the shock of cultures, which allowed me to develop the capacity to adapt my speech to my interlocutor, and to be able </text:span><text:span text:style-name="T7">to</text:span><text:span text:style-name="T9"> m</text:span><text:span text:style-name="T10">ake </text:span><text:span text:style-name="T11">the</text:span><text:span text:style-name="T10"> inf</text:span><text:span text:style-name="T9">or</text:span><text:span text:style-name="T7">mation accessible to all.</text:span><text:span text:style-name="T8"> </text:span></text:p>
      <text:p text:style-name="P23"><text:span text:style-name="T3">Today these skills are very useful <text:s/>in my daily <text:s/>job as a project manager where I regularly have to make the link between clients and development teams.</text:span></text:p>
      <text:p text:style-name="P25"/>
      <text:p text:style-name="P61"><text:bookmark text:name="_3uc5adh3ngg4"/><text:span text:style-name="T1">What have i done so far ?</text:span></text:p>
      <text:p text:style-name="P3"/>
      <text:p text:style-name="P23"><text:span text:style-name="T3">Since the beginning of my studies, I have worked on many projects, whether professional or personal, they have allowed me to put my theoretical knowledge into practice and improve my skills. </text:span></text:p>
      <text:p text:style-name="P23"><text:span text:style-name="T3">In this part, I will talk about these projects. I will start with the company or school in which I carried them out, the position I held followed by the actions I performed during these projects.</text:span></text:p>
      <text:p text:style-name="P3"/>
      <text:p text:style-name="P3"/>
      <text:p text:style-name="Standard"><text:span text:style-name="T6">Creation of a mobile food delivery application</text:span></text:p>
      <text:p text:style-name="P8"><text:span text:style-name="T14">LDC Services, Sablé-sur-Sarthe </text:span><text:span text:style-name="T15">— IT Project Manager</text:span></text:p>
      <text:p text:style-name="P1"><text:span text:style-name="T16">July 2020 - Ongoing</text:span></text:p>
      <text:list xml:id="list2730253199" text:style-name="WWNum10">
        <text:list-item>
          <text:p text:style-name="P27"><text:span text:style-name="T4">I drafted the specifications for a new Click &amp; Collect mobile application</text:span></text:p>
        </text:list-item>
        <text:list-item>
          <text:p text:style-name="P28"><text:span text:style-name="T4">I collected the needs of LDC business project managers and IT service provider project managers</text:span></text:p>
        </text:list-item>
        <text:list-item>
          <text:p text:style-name="P28"><text:span text:style-name="T4">I presented LDC's expectations on the project</text:span></text:p>
        </text:list-item>
      </text:list>
      <text:p text:style-name="P33"><text:soft-page-break/></text:p>
      <text:p text:style-name="P35"/>
      <text:p text:style-name="P36"><text:span text:style-name="T6">Creation of a store's stock management software</text:span></text:p>
      <text:p text:style-name="P8"><text:span text:style-name="T14">AFA COMMS, Lomé-TOGO​​</text:span><text:span text:style-name="T19"> </text:span><text:span text:style-name="T15">— Developer, Pilot</text:span></text:p>
      <text:p text:style-name="P11"/>
      <text:p text:style-name="P1"><text:span text:style-name="T16">March 2020 - Ongoing</text:span></text:p>
      <text:list xml:id="list3132462136" text:style-name="WWNum13">
        <text:list-item>
          <text:p text:style-name="P37"><text:span text:style-name="T4">i created a cross-platform application that keeps track and gives informations in real-time about the inventory, sales, purchases and profits available on Linux, Windows, MacOs, Android</text:span></text:p>
        </text:list-item>
        <text:list-item>
          <text:p text:style-name="P38"><text:span text:style-name="T4">I created a forecast statistical model</text:span></text:p>
        </text:list-item>
      </text:list>
      <text:list xml:id="list521418189" text:style-name="WWNum5">
        <text:list-item>
          <text:p text:style-name="P29"><text:span text:style-name="T4">I also did an analysis of the client's need, wrote the functional then technical specifications, sketched the architecture design, took care of the development, testing, production, documentation writing and maintenance</text:span></text:p>
        </text:list-item>
        <text:list-item>
          <text:p text:style-name="P29"><text:span text:style-name="T4">For this project, i used the languages Java and Python under Linux</text:span></text:p>
        </text:list-item>
      </text:list>
      <text:p text:style-name="P12"/>
      <text:p text:style-name="P8"><text:span text:style-name="T22">Cabinet Dr Agossou, Le Mans </text:span><text:span text:style-name="T19">​</text:span><text:span text:style-name="T15">— Developer, Pilot</text:span></text:p>
      <text:p text:style-name="P8"><text:span text:style-name="T16">March 2018 - June 2018</text:span></text:p>
      <text:list xml:id="list2569150941" text:style-name="WWNum8">
        <text:list-item>
          <text:p text:style-name="P39"><text:span text:style-name="T1">Creation of <text:s/></text:span><text:span text:style-name="T26">agossou.fr, </text:span><text:span text:style-name="T1"><text:s/>an informational website on refractive surgery techniques with the possibility of making an appointment</text:span></text:p>
        </text:list-item>
      </text:list>
      <text:list xml:id="list67549748" text:style-name="WWNum2">
        <text:list-item>
          <text:p text:style-name="P41"><text:span text:style-name="T1">I analyzed the needs by taking into account different user profiles (Visually impaired), it was also necessary to facilitate the appointment setting by associating it with an existing system, Design, Implementation, tests</text:span></text:p>
        </text:list-item>
        <text:list-item>
          <text:p text:style-name="P42"><text:span text:style-name="T4">For this project, i used the languages</text:span><text:span text:style-name="T1"> </text:span><text:span text:style-name="T20">​</text:span><text:span text:style-name="T26">HTML/CSS, PHP, React JS, sous Linux</text:span></text:p>
        </text:list-item>
      </text:list>
      <text:p text:style-name="P13"/>
      <text:p text:style-name="P14"/>
      <text:p text:style-name="P8"><text:span text:style-name="T22">Sidemash X-UP Ecole Polytechnique Accelerator</text:span><text:span text:style-name="T19">​</text:span><text:span text:style-name="T15">— Developer intern</text:span></text:p>
      <text:p text:style-name="P8"><text:span text:style-name="T16">June 2017 - September 2017</text:span></text:p>
      <text:list xml:id="list4098356280" text:style-name="WWNum4">
        <text:list-item>
          <text:p text:style-name="P45"><text:span text:style-name="T1">The main objective was to simplify the use of an API with the creation of an easily understandable documentation about all the different ways it can be used</text:span></text:p>
        </text:list-item>
        <text:list-item>
          <text:p text:style-name="P46"><text:soft-page-break/><text:span text:style-name="T3">I designed and created an user interface for a social network mobile application on Android and IOS</text:span></text:p>
        </text:list-item>
        <text:list-item>
          <text:p text:style-name="P47"><text:span text:style-name="T3">I all benchmarked many mobile application interfaces to see what have already been done and implemented what i found while taking in consideration the ergonomics for the user</text:span></text:p>
        </text:list-item>
      </text:list>
      <text:list xml:id="list422080506" text:style-name="WWNum11">
        <text:list-item>
          <text:p text:style-name="P40"><text:span text:style-name="T4">For this project, i used the framework </text:span><text:span text:style-name="T17"><text:s/></text:span><text:span text:style-name="T21">​</text:span><text:span text:style-name="T18">React Js</text:span><text:span text:style-name="T17"> </text:span><text:span text:style-name="T21">​</text:span><text:span text:style-name="T17">for the documentation and <text:s/></text:span><text:span text:style-name="T21">​</text:span><text:span text:style-name="T18">React Native</text:span><text:span text:style-name="T17"> </text:span><text:span text:style-name="T21">​</text:span><text:span text:style-name="T17">for the creation of the interface under the Os </text:span><text:span text:style-name="T18">Windows 10</text:span></text:p>
        </text:list-item>
      </text:list>
      <text:p text:style-name="P20"/>
      <text:p text:style-name="P8"><text:span text:style-name="T22">Association Naître et Vivre en Afrique, Paris</text:span><text:span text:style-name="T19">​</text:span><text:span text:style-name="T15">— Developer </text:span></text:p>
      <text:p text:style-name="P8"><text:span text:style-name="T16">January 2017 - March 2017</text:span></text:p>
      <text:p text:style-name="P15"/>
      <text:list xml:id="list813737223" text:style-name="WWNum3">
        <text:list-item>
          <text:p text:style-name="P54"><text:span text:style-name="T1">I worked on a project to build a website called </text:span><text:span text:style-name="T20">​</text:span><text:span text:style-name="T26">nva-asso.com, </text:span><text:span text:style-name="T1">its goal was the presentation of a charity</text:span></text:p>
        </text:list-item>
        <text:list-item>
          <text:p text:style-name="P43"><text:span text:style-name="T1">I analyzed the needs of the client, then i did the conception, the development, the implementation and <text:s/>tests</text:span></text:p>
        </text:list-item>
      </text:list>
      <text:p text:style-name="P4"/>
      <text:list xml:id="list90618175428317" text:continue-numbering="true" text:style-name="WWNum3">
        <text:list-item>
          <text:p text:style-name="P43"><text:span text:style-name="T1">This project required the use of <text:s/></text:span><text:span text:style-name="T20">​</text:span><text:span text:style-name="T26">HTML/CSS, PHP, JavaScript, </text:span><text:span text:style-name="T1">under </text:span><text:span text:style-name="T26">Linux Os</text:span></text:p>
        </text:list-item>
      </text:list>
      <text:p text:style-name="P13"/>
      <text:p text:style-name="P16"/>
      <text:p text:style-name="P8"><text:span text:style-name="T22">Third year of computer science project, </text:span><text:span text:style-name="T19">​</text:span><text:span text:style-name="T22"> </text:span><text:span text:style-name="T15">Developer, Pilot</text:span></text:p>
      <text:p text:style-name="P8"><text:span text:style-name="T16">January 2019 - April 2019</text:span></text:p>
      <text:p text:style-name="P17"/>
      <text:list xml:id="list2947348435" text:style-name="WWNum6">
        <text:list-item>
          <text:p text:style-name="P55"><text:span text:style-name="T3">I wrote an algorithm that could solve a tree-and-tent-type game (you have to place one tent per tree while avoiding duplicates)</text:span></text:p>
        </text:list-item>
      </text:list>
      <text:list xml:id="list2347129259" text:style-name="WWNum15">
        <text:list-item>
          <text:p text:style-name="P49"><text:span text:style-name="T3">Creation of the game, Analysis of all cases and implementation of incremental user assistance, management of redundancies, design and creation of the help system, tests, documentation</text:span></text:p>
        </text:list-item>
        <text:list-item>
          <text:p text:style-name="P50"><text:span text:style-name="T17">The project was done with the language</text:span><text:span text:style-name="T1"> </text:span><text:span text:style-name="T20">​</text:span><text:span text:style-name="T26">Ruby</text:span><text:span text:style-name="T1"> </text:span><text:span text:style-name="T20">​</text:span><text:span text:style-name="T1">for the help system and the framework </text:span><text:span text:style-name="T20">​</text:span><text:span text:style-name="T26">Ruby/GTK</text:span><text:span text:style-name="T20">​ ​ </text:span><text:span text:style-name="T1">for the creation of the graphic interface and the help system</text:span></text:p>
        </text:list-item>
      </text:list>
      <text:p text:style-name="P13"/>
      <text:p text:style-name="P13"/>
      <text:p text:style-name="P18"><text:soft-page-break/></text:p>
      <text:p text:style-name="P8"><text:span text:style-name="T22">Second year of computer science project, </text:span><text:span text:style-name="T19">​</text:span><text:span text:style-name="T22"> </text:span><text:span text:style-name="T15">Developer</text:span></text:p>
      <text:p text:style-name="P8"><text:span text:style-name="T16">January 2018 - April 2018</text:span></text:p>
      <text:list xml:id="list3350744893" text:style-name="WWNum1">
        <text:list-item>
          <text:p text:style-name="P48"><text:span text:style-name="T3">Creation of a turn-based game with the same rules as Battle Arena, and implementation of monster’s interaction</text:span></text:p>
        </text:list-item>
        <text:list-item>
          <text:p text:style-name="P51"><text:span text:style-name="T3">Analysis and study of existing games, Design and implementation of the arena, movement of by updating positions, tests and documentation</text:span></text:p>
        </text:list-item>
        <text:list-item>
          <text:p text:style-name="P59"><text:span text:style-name="T1">We used </text:span><text:span text:style-name="T20">​</text:span><text:span text:style-name="T26">SDL</text:span><text:span text:style-name="T1"> </text:span><text:span text:style-name="T20">​</text:span><text:span text:style-name="T1">(a C language library) for the creation of the graphic interface (Arena and monsters)</text:span></text:p>
        </text:list-item>
      </text:list>
      <text:p text:style-name="P21"/>
      <text:p text:style-name="P21"/>
      <text:p text:style-name="P8"><text:span text:style-name="T22">Second year of computer science project web, </text:span><text:span text:style-name="T19">​</text:span><text:span text:style-name="T22"> </text:span><text:span text:style-name="T15">Developer, pilot</text:span></text:p>
      <text:p text:style-name="P8"><text:span text:style-name="T16">October 2018 - December 2018</text:span></text:p>
      <text:list xml:id="list3353408533" text:style-name="WWNum9">
        <text:list-item>
          <text:p text:style-name="P52"><text:span text:style-name="T3">Creation of a site for a student association with the possibility of member management by an administrator</text:span></text:p>
        </text:list-item>
        <text:list-item>
          <text:p text:style-name="P53"><text:span text:style-name="T3">Study of the specifications, Design and implementation of normal versions, administrator, then creation of site member’s permissions, and tests</text:span></text:p>
        </text:list-item>
      </text:list>
      <text:p text:style-name="P10"/>
      <text:list xml:id="list90618946967889" text:continue-numbering="true" text:style-name="WWNum9">
        <text:list-item>
          <text:p text:style-name="P44"><text:span text:style-name="T4">For this project, i used the languages</text:span><text:span text:style-name="T1"> </text:span><text:span text:style-name="T20">​</text:span><text:span text:style-name="T26">HTML/CSS, PHP, JavaScript, MySQL/PHPMyAdmin</text:span></text:p>
        </text:list-item>
      </text:list>
      <text:p text:style-name="P22"/>
      <text:p text:style-name="P13"/>
      <text:p text:style-name="P8"><text:span text:style-name="T22">Third year <text:s/>project Polytech Angers</text:span><text:span text:style-name="T19">​</text:span><text:span text:style-name="T22">, </text:span><text:span text:style-name="T19">​</text:span><text:span text:style-name="T22"> </text:span><text:span text:style-name="T15">Developer, pilot</text:span></text:p>
      <text:p text:style-name="P8"><text:span text:style-name="T16">November 2017</text:span></text:p>
      <text:list xml:id="list3042248200" text:style-name="WWNum14">
        <text:list-item>
          <text:p text:style-name="P56"><text:span text:style-name="T3">Creation of a robot capable of traversing a rugged environment with autonomous stability management</text:span></text:p>
        </text:list-item>
        <text:list-item>
          <text:p text:style-name="P57"><text:span text:style-name="T3">Study of specifications, sensitivity tests of sensors in the environment, design and implementation (IT part), followed by mechanical adaptation, integration tests</text:span></text:p>
        </text:list-item>
        <text:list-item>
          <text:p text:style-name="P30"><text:span text:style-name="T1">This project was done in language <text:s/></text:span><text:span text:style-name="T20">​</text:span><text:span text:style-name="T26">C and Grafcet, </text:span><text:span text:style-name="T1">under </text:span><text:span text:style-name="T26">Windows 10</text:span></text:p>
        </text:list-item>
      </text:list>
      <text:p text:style-name="P20"><text:soft-page-break/></text:p>
      <text:p text:style-name="P8"><text:span text:style-name="T22">Third year <text:s/>industrial project Polytech Angers</text:span><text:span text:style-name="T19">​</text:span><text:span text:style-name="T22">, </text:span><text:span text:style-name="T19">​</text:span><text:span text:style-name="T22"> </text:span><text:span text:style-name="T15">Developer, ANalyst</text:span></text:p>
      <text:p text:style-name="P8"><text:span text:style-name="T16">October 2017</text:span></text:p>
      <text:p text:style-name="P2"/>
      <text:list xml:id="list1379102811" text:style-name="WWNum12">
        <text:list-item>
          <text:p text:style-name="P32"><text:span text:style-name="T3">Creation of an automated assembly line and a mini elevator configurable with a network</text:span></text:p>
        </text:list-item>
        <text:list-item>
          <text:p text:style-name="P58"><text:span text:style-name="T3">Analysis of the operating stages of these systems, design and implementation of these stages, tests and documentation</text:span></text:p>
        </text:list-item>
      </text:list>
      <text:p text:style-name="P5"/>
      <text:list xml:id="list633647295" text:style-name="WWNum7">
        <text:list-item>
          <text:p text:style-name="P31"><text:span text:style-name="T1">This project was done in language <text:s/></text:span><text:span text:style-name="T20">​</text:span><text:span text:style-name="T26">C and Grafcet, </text:span><text:span text:style-name="T1">under </text:span><text:span text:style-name="T26">Windows 10</text:span></text:p>
        </text:list-item>
      </text:list>
      <text:p text:style-name="P6"/>
      <text:p text:style-name="P22"/>
      <text:p text:style-name="P60"><text:bookmark text:name="_9xzwap2ijvjj"/><text:span text:style-name="T1">What are my projects for the future?</text:span></text:p>
      <text:p text:style-name="P7"/>
      <text:p text:style-name="P24"><text:span text:style-name="T3">Regarding my future projects, in the near future I plan to create an online image bank like </text:span><text:span text:style-name="T5">epictura, istockphoto or pixabay.</text:span><text:span text:style-name="T3"> This website will be specialized <text:s/>in pictures of the African culture. It is often quite difficult to find quality images or images that represent exactly what you are looking for when it comes to Africa. For the realization of advertising campaigns or photo montages in magazines, companies are obliged to hire photographers, so each company has its own image database. The objective will therefore be to create a centralized database. The site will buy the images from photographers, and resell them to companies, giving them a large selection of images representative of the African continent. During this project, we will set up subscription systems, means of payment adapted to the field, and automated image compression algorithms.</text:span></text:p>
      <text:p text:style-name="P26"/>
      <text:p text:style-name="P26"/>
      <text:p text:style-name="P7"/>
      <text:p text:style-name="P22"/>
      <text:p text:style-name="P34"/>
      <text:p text:style-name="P1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autami" svg:font-family="Gautam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utami1" svg:font-family="Gautami"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0.5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0.5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0.5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5" meta:paragraph-count="66" meta:word-count="1440" meta:character-count="8846" meta:non-whitespace-character-count="7292"/>
    <meta:generator>LibreOfficeDev/6.0.5.2$Linux_X86_64 LibreOffice_project/</meta:generator>
  </office:meta>
</office:document-meta>
</file>